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style:font-size-asian="23" style:font-size-complex="23"/>
    </style:style>
    <style:style style:family="text" style:name="char_2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3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underlined</text:span></text:p>
      <text:p text:style-name="par_1"><text:span text:style-name="char_2">underlined bold</text:span></text:p>
      <text:p text:style-name="par_1"><text:span text:style-name="char_3">underlined italic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2:34</meta:creation-date>
    <dc:date>2011-07-03T13:42:34</dc:date>
    <meta:document-statistic meta:character-count="42" meta:image-count="0" meta:object-count="0" meta:page-count="1" meta:paragraph-count="3" meta:table-count="0" meta:word-count="0"/>
  </office:meta>
</office:document-meta>
</file>